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eea14" officeooo:paragraph-rsid="001eea14"/>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ea14" officeooo:paragraph-rsid="001eea14" style:font-size-asian="24pt" style:font-weight-asian="bold" style:font-size-complex="24pt" style:font-weight-complex="bold"/>
    </style:style>
    <style:style style:name="P3" style:family="paragraph" style:parent-style-name="Standard">
      <style:paragraph-properties fo:line-height="150%" fo:text-align="justify" style:justify-single-word="false"/>
      <style:text-properties officeooo:rsid="001fc9cd" officeooo:paragraph-rsid="001fc9cd"/>
    </style:style>
    <style:style style:name="P4" style:family="paragraph" style:parent-style-name="Standard">
      <style:text-properties fo:font-size="16pt" style:text-underline-style="solid" style:text-underline-width="auto" style:text-underline-color="font-color" fo:font-weight="bold" officeooo:rsid="001eea14" officeooo:paragraph-rsid="001eea14" style:font-weight-asian="bold" style:font-weight-complex="bold"/>
    </style:style>
    <style:style style:name="P5" style:family="paragraph" style:parent-style-name="Standard">
      <style:text-properties officeooo:rsid="001eea14" officeooo:paragraph-rsid="001eea14"/>
    </style:style>
    <style:style style:name="P6" style:family="paragraph" style:parent-style-name="Standard">
      <style:paragraph-properties fo:line-height="150%" fo:text-align="justify" style:justify-single-word="false"/>
      <style:text-properties officeooo:rsid="000e452a" officeooo:paragraph-rsid="001fc9cd"/>
    </style:style>
    <style:style style:name="P7" style:family="paragraph" style:parent-style-name="Standard">
      <style:paragraph-properties fo:padding="0.074cm" fo:border-left="none" fo:border-right="none" fo:border-top="none" fo:border-bottom="0.99pt solid #000000" style:join-border="false"/>
    </style:style>
    <style:style style:name="P8" style:family="paragraph" style:parent-style-name="Standard" style:list-style-name="L1">
      <style:paragraph-properties fo:line-height="150%" fo:text-align="justify" style:justify-single-word="false"/>
      <style:text-properties fo:font-size="14pt" fo:font-weight="bold" officeooo:rsid="001fc9cd" officeooo:paragraph-rsid="001fc9cd" style:font-weight-asian="bold" style:font-weight-complex="bold"/>
    </style:style>
    <style:style style:name="P9" style:family="paragraph" style:parent-style-name="Standard" style:list-style-name="">
      <style:paragraph-properties fo:line-height="150%" fo:text-align="justify" style:justify-single-word="false"/>
      <style:text-properties fo:font-size="14pt" fo:font-style="normal" fo:font-weight="bold" officeooo:rsid="001fc9cd" officeooo:paragraph-rsid="001fc9c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officeooo:rsid="00208e79" officeooo:paragraph-rsid="00230a33"/>
    </style:style>
    <style:style style:name="P11" style:family="paragraph" style:parent-style-name="Standard">
      <style:paragraph-properties fo:line-height="150%" fo:text-align="justify" style:justify-single-word="false"/>
      <style:text-properties officeooo:rsid="00230a33" officeooo:paragraph-rsid="00230a33"/>
    </style:style>
    <style:style style:name="P12" style:family="paragraph" style:parent-style-name="Standard">
      <style:paragraph-properties fo:line-height="150%" fo:text-align="justify" style:justify-single-word="false"/>
      <style:text-properties officeooo:rsid="001fc9cd" officeooo:paragraph-rsid="001fc9cd"/>
    </style:style>
    <style:style style:name="P13" style:family="paragraph" style:parent-style-name="Standard">
      <style:paragraph-properties fo:line-height="150%" fo:text-align="justify" style:justify-single-word="false"/>
      <style:text-properties officeooo:rsid="002372a0" officeooo:paragraph-rsid="002372a0"/>
    </style:style>
    <style:style style:name="P14" style:family="paragraph" style:parent-style-name="Standard">
      <style:paragraph-properties fo:line-height="100%" fo:text-align="justify" style:justify-single-word="false"/>
      <style:text-properties officeooo:rsid="00253b33" officeooo:paragraph-rsid="00253b33"/>
    </style:style>
    <style:style style:name="P15" style:family="paragraph" style:parent-style-name="Standard">
      <style:paragraph-properties fo:line-height="150%" fo:text-align="justify" style:justify-single-word="false"/>
      <style:text-properties officeooo:rsid="002544ee" officeooo:paragraph-rsid="002544ee"/>
    </style:style>
    <style:style style:name="P16" style:family="paragraph" style:parent-style-name="Standard" style:list-style-name="L1">
      <style:paragraph-properties fo:line-height="150%" fo:text-align="justify" style:justify-single-word="false" fo:break-before="page"/>
      <style:text-properties fo:font-size="14pt" fo:font-style="normal" fo:font-weight="bold" officeooo:rsid="001fc9cd" officeooo:paragraph-rsid="001fc9cd" style:font-style-asian="normal" style:font-weight-asian="bold" style:font-style-complex="normal" style:font-weight-complex="bold"/>
    </style:style>
    <style:style style:name="P17" style:family="paragraph" style:parent-style-name="Standard">
      <style:paragraph-properties fo:line-height="100%" fo:text-align="justify" style:justify-single-word="false" fo:break-before="page"/>
      <style:text-properties fo:font-size="16pt" style:text-underline-style="solid" style:text-underline-width="auto" style:text-underline-color="font-color" fo:font-weight="bold" officeooo:rsid="00253b33" officeooo:paragraph-rsid="00253b33" style:font-weight-asian="bold" style:font-weight-complex="bold"/>
    </style:style>
    <style:style style:name="T1" style:family="text">
      <style:text-properties officeooo:rsid="001fc9cd"/>
    </style:style>
    <style:style style:name="T2" style:family="text">
      <style:text-properties officeooo:rsid="00213269"/>
    </style:style>
    <style:style style:name="T3" style:family="text">
      <style:text-properties officeooo:rsid="002372a0"/>
    </style:style>
    <style:style style:name="T4" style:family="text">
      <style:text-properties officeooo:rsid="00253b33"/>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oir de SVT</text:p>
      <text:p text:style-name="P7"/>
      <text:p text:style-name="Standard"/>
      <text:p text:style-name="Standard"/>
      <text:p text:style-name="Standard"/>
      <text:p text:style-name="Standard"/>
      <text:p text:style-name="P7"/>
      <text:p text:style-name="Standard"/>
      <text:p text:style-name="P4">Exercice <text:span text:style-name="T4">I</text:span> :</text:p>
      <text:p text:style-name="P5"/>
      <text:p text:style-name="P6">Dans les <text:span text:style-name="T1">chaînes de montagnes des </text:span>Alpes franco-italiennes, <text:span text:style-name="T1">il y</text:span> a une affleure des roche<text:span text:style-name="T1">s </text:span>caractéristiques de la lithosphère océanique. Ces roches s<text:span text:style-name="T1">ont</text:span> <text:span text:style-name="T1">l</text:span>es ophiolites. <text:span text:style-name="T1">Et l’étude de ces roches a amené à faire un grand pas dans les connaissances de l’histoire de ces chaînes de montagnes.</text:span></text:p>
      <text:p text:style-name="P3">La question que l’on se pose est : En quoi la présence des ophiolites nous informe-t-elle sur l’histoire des chaînes de montagnes des Alpes franco-italiennes ?</text:p>
      <text:p text:style-name="P3">Pour y répondre, nous donnerons d’abord les différentes caractéristiques des ophiolites, avant de dire ce que ces caractéristiques nous informe.</text:p>
      <text:p text:style-name="P3"/>
      <text:list xml:id="list1407614983" text:style-name="L1">
        <text:list-item>
          <text:p text:style-name="P8">Caractéristiques des ophiolites des Alpes franco-italiennes</text:p>
        </text:list-item>
      </text:list>
      <text:p text:style-name="P3"/>
      <text:p text:style-name="P10">Parmi les ophiolites, il y a une roche dont la structure est microlitique, <text:span text:style-name="T2">composée</text:span> de plagioclases, de pyroxènes, et d’olivines. Ces roches sont du Basalte. <text:span text:style-name="T2">Aussi, il y a une roche avec la même composition minéralogique que le Basalte, à l’exception que le pyroxène est entouré par du chlorite, et la structure de la roche est grenue. Ces roches sont du Gabbro avec du chlorite. De même, il y a du péridotite serpentinisé, ou serpentinite, parmi les ophiolites. </text:span></text:p>
      <text:p text:style-name="P10"><text:span text:style-name="T2">Toutes les roches citées ont un point commun : Ces roches sont des roches caractéristiques de la lithosphère océanique. Et nous allons voir que leurs caractéristiques nous donnent des informations sur la chaîne de montagne d’où elles proviennent.</text:span></text:p>
      <text:p text:style-name="P3"/>
      <text:p text:style-name="P9"/>
      <text:list xml:id="list193306204102087" text:continue-numbering="true" text:style-name="L1">
        <text:list-item>
          <text:p text:style-name="P16">Indications données par les caractéristiques</text:p>
        </text:list-item>
      </text:list>
      <text:p text:style-name="P11"/>
      <text:p text:style-name="P11">Les ophiolites, comme dit précédemment, sont des roches caractéristiques de la lithosphère océanique. Mais chacune des roches témoignent quelque chose :</text:p>
      <text:p text:style-name="P11">Les Basaltes, <text:span text:style-name="T3">situées dans la partie supérieure de la croûte océanique,</text:span> nous indiquent que la roche a subit un refroidissement brutal au contact de l’eau de mer. <text:span text:style-name="T3">Quant aux Gabbros, nous avions remarqué que le pyroxène était entouré de chlorite. Et le chlorite est un métal hydraté. Ce qui signifie que les Gabbros étaient rentrés en contact avec de l’eau. Et le péridotite serpentinisé témoigne d’un métamorphisme hydrothermal, donc encore une fois impliquant de l’eau.</text:span></text:p>
      <text:p text:style-name="P13">Et à partir de toutes ces informations, on en déduit qu’à l’époque, il y avait un océan alpin qui a disparu, laissant aujourd’hui des roches lithosphériques devenues dès lors des ophiolites.</text:p>
      <text:p text:style-name="P13"/>
      <text:p text:style-name="P13"/>
      <text:p text:style-name="P13">En définitif, à partir de l’identification des différents ophiolites des Alpes franco-italiennes, et de déductions quant à la présence de ces roches, nous avons appris qu’à les chaînes de montagnes des Alpes franco-italiennes étaient le fond d’un ancien océan alpin.</text:p>
      <text:p text:style-name="P13"/>
      <text:p text:style-name="P13"/>
      <text:p text:style-name="P17">Exercice II-A :</text:p>
      <text:p text:style-name="P14"/>
      <text:p text:style-name="P15">Je constate que la roche dans la première lame est constituée de Feldspath orthose et plagioclase, de quartz, et de biotite. J’en déduis qu’il s’agit d’une roche plutonique, plus précisément du granite.</text:p>
      <text:p text:style-name="P15">Je constate également que la roche dans la seconde lame a la même composition, à l’exception du biotite. J’en déduis qu’il s’agit d’une roche volcanique, plus précisément de la rhyolite.</text:p>
      <text:p text:style-name="P15">Ces roches sont typiques d’une zone de subduction.</text:p>
      <text:p text:style-name="P15">J’en déduis que lors de la formation de la chaîne himalayenne, il y a eu un chevauchement entre les deux roches, formant la chaîne de montagne que l’on connaît aujourd’h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ea14" officeooo:paragraph-rsid="001eea1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RNIER<text:tab/><text:tab/>Mardi 2 Octobre 2018</text:p>
        <text:p text:style-name="MP1">Thomas</text:p>
        <text:p text:style-name="MP1">TS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0:15:09.054000000</meta:creation-date>
    <dc:date>2018-10-01T19:33:03.435000000</dc:date>
    <meta:editing-duration>PT15M53S</meta:editing-duration>
    <meta:editing-cycles>3</meta:editing-cycles>
    <meta:generator>LibreOffice/6.0.6.2$Windows_X86_64 LibreOffice_project/0c292870b25a325b5ed35f6b45599d2ea4458e77</meta:generator>
    <meta:document-statistic meta:table-count="0" meta:image-count="0" meta:object-count="0" meta:page-count="3" meta:paragraph-count="21" meta:word-count="505" meta:character-count="3172" meta:non-whitespace-character-count="2688"/>
  </office:meta>
</office:document-meta>
</file>